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text-properties fo:font-style="italic" style:font-style-asian="italic" style:font-style-complex="italic"/>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 1</text:p>
      <text:p text:style-name="p">This is a test of the glossary. So things like <text:span text:style-name="T1">URL</text:span> should have tooltips. Same with bitmap and hyperlink.</text:p>
      <text:p text:style-name="p">Pigs have curly<text:note text:id="ftn1" text:note-class="footnote"><text:note-citation>1</text:note-citation><text:note-body><text:p text:style-name="Footnote">Testing footnotes</text:p></text:note-body></text:note> tails.</text:p>
      <text:p text:style-name="p"/>
      <text:p text:style-name="p"><text:a xlink:type="simple" xlink:href="http://localhost:8000/rep.test-content/packages/glossary/glossary.htm">Testing a 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hapter 1</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Chapter 1</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Chapter 1</dc:title>
    <meta:initial-creator>Daniel de Byl</meta:initial-creator>
    <meta:creation-date>2007-02-05T13:22:46</meta:creation-date>
    <dc:date>2009-08-31T09:55:50</dc:date>
    <dc:language>en-US</dc:language>
    <meta:editing-cycles>14</meta:editing-cycles>
    <meta:editing-duration>PT44H45M15S</meta:editing-duration>
    <meta:document-statistic meta:table-count="48" meta:image-count="0" meta:object-count="0" meta:page-count="1" meta:paragraph-count="57" meta:word-count="83" meta:character-count="315"/>
    <dc:creator>Bron Chandler</dc:creator>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